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3326in" table:align="left" fo:background-color="transparent">
        <style:background-image/>
      </style:table-properties>
    </style:style>
    <style:style style:name="Table1.A" style:family="table-column">
      <style:table-column-properties style:column-width="1.8111in"/>
    </style:style>
    <style:style style:name="Table1.B" style:family="table-column">
      <style:table-column-properties style:column-width="2.5215in"/>
    </style:style>
    <style:style style:name="Table1.A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3" style:family="table">
      <style:table-properties style:width="4.3326in" table:align="left" fo:background-color="transparent">
        <style:background-image/>
      </style:table-properties>
    </style:style>
    <style:style style:name="Table3.A" style:family="table-column">
      <style:table-column-properties style:column-width="1.8111in"/>
    </style:style>
    <style:style style:name="Table3.B" style:family="table-column">
      <style:table-column-properties style:column-width="2.5215in"/>
    </style:style>
    <style:style style:name="Table3.A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4" style:family="table">
      <style:table-properties style:width="5.025in" table:align="left" fo:background-color="transparent">
        <style:background-image/>
      </style:table-properties>
    </style:style>
    <style:style style:name="Table4.A" style:family="table-column">
      <style:table-column-properties style:column-width="1.7771in"/>
    </style:style>
    <style:style style:name="Table4.B" style:family="table-column">
      <style:table-column-properties style:column-width="2.4903in"/>
    </style:style>
    <style:style style:name="Table4.C" style:family="table-column">
      <style:table-column-properties style:column-width="0.7576in"/>
    </style:style>
    <style:style style:name="Table4.A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2" style:family="table">
      <style:table-properties style:width="5.2486in" table:align="left" fo:background-color="transparent">
        <style:background-image/>
      </style:table-properties>
    </style:style>
    <style:style style:name="Table2.A" style:family="table-column">
      <style:table-column-properties style:column-width="1.1813in"/>
    </style:style>
    <style:style style:name="Table2.B" style:family="table-column">
      <style:table-column-properties style:column-width="3.2681in"/>
    </style:style>
    <style:style style:name="Table2.C" style:family="table-column">
      <style:table-column-properties style:column-width="0.7993in"/>
    </style:style>
    <style:style style:name="Table2.A1" style:family="table-cell">
      <style:table-cell-properties style:vertical-align="middle" fo:background-color="#d9d9d9" fo:padding="0.0194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5" style:family="table">
      <style:table-properties style:width="4.3049in" table:align="left" fo:background-color="transparent">
        <style:background-image/>
      </style:table-properties>
    </style:style>
    <style:style style:name="Table5.A" style:family="table-column">
      <style:table-column-properties style:column-width="1.7833in"/>
    </style:style>
    <style:style style:name="Table5.B" style:family="table-column">
      <style:table-column-properties style:column-width="2.5215in"/>
    </style:style>
    <style:style style:name="Table5.A1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Table6" style:family="table">
      <style:table-properties style:width="5.2486in" table:align="left" fo:background-color="transparent">
        <style:background-image/>
      </style:table-properties>
    </style:style>
    <style:style style:name="Table6.A" style:family="table-column">
      <style:table-column-properties style:column-width="1.1813in"/>
    </style:style>
    <style:style style:name="Table6.B" style:family="table-column">
      <style:table-column-properties style:column-width="3.2681in"/>
    </style:style>
    <style:style style:name="Table6.C" style:family="table-column">
      <style:table-column-properties style:column-width="0.7993in"/>
    </style:style>
    <style:style style:name="Table6.A1" style:family="table-cell">
      <style:table-cell-properties style:vertical-align="middle" fo:background-color="#d9d9d9" fo:padding="0.0194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194in" fo:border="0.05pt solid #000000">
        <style:background-image/>
      </style:table-cell-properties>
    </style:style>
    <style:style style:name="P1" style:family="paragraph" style:parent-style-name="Heading_20_3">
      <style:text-properties officeooo:paragraph-rsid="0011ce23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style:line-height-at-least="0.2083in" fo:text-indent="0in" style:auto-text-indent="false" fo:padding="0in" fo:border="none"/>
      <style:text-properties loext:padding="0in" loext:border="none"/>
    </style:style>
    <style:style style:name="P3" style:family="paragraph" style:parent-style-name="Table_20_Contents">
      <style:paragraph-properties fo:margin-left="0in" fo:margin-right="0in" fo:margin-top="0in" fo:margin-bottom="0.1965in" style:contextual-spacing="false" style:line-height-at-least="0.198in" fo:text-indent="0in" style:auto-text-indent="false" fo:padding="0in" fo:border="none"/>
      <style:text-properties loext:padding="0in" loext:border="none"/>
    </style:style>
    <style:style style:name="P4" style:family="paragraph" style:parent-style-name="Table_20_Contents">
      <style:paragraph-properties fo:margin-left="0in" fo:margin-right="0in" fo:margin-top="0in" fo:margin-bottom="0.1965in" style:contextual-spacing="false" style:line-height-at-least="0.198in" fo:text-indent="0in" style:auto-text-indent="false" fo:padding="0in" fo:border="none"/>
      <style:text-properties officeooo:paragraph-rsid="0011ce23"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style:line-height-at-least="0.2083in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.25in" fo:margin-right="0in" style:line-height-at-least="0.2083in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.25in" fo:margin-right="0in" style:line-height-at-least="0.2083in" fo:text-indent="0in" style:auto-text-indent="false" fo:padding="0in" fo:border="none"/>
      <style:text-properties officeooo:paragraph-rsid="0011ce23"/>
    </style:style>
    <style:style style:name="P9" style:family="paragraph" style:parent-style-name="Text_20_body" style:list-style-name="L3">
      <style:paragraph-properties fo:margin-left="0.25in" fo:margin-right="0in" style:line-height-at-least="0.2083in" fo:text-indent="0in" style:auto-text-indent="false" fo:padding="0in" fo:border="none"/>
    </style:style>
    <style:style style:name="P10" style:family="paragraph" style:parent-style-name="Text_20_body" style:list-style-name="L4">
      <style:paragraph-properties fo:margin-left="0.25in" fo:margin-right="0in" style:line-height-at-least="0.2083in" fo:text-indent="0in" style:auto-text-indent="false" fo:padding="0in" fo:border="none"/>
    </style:style>
    <style:style style:name="P11" style:family="paragraph" style:parent-style-name="Text_20_body" style:list-style-name="L5">
      <style:paragraph-properties fo:margin-left="0.25in" fo:margin-right="0in" style:line-height-at-least="0.2083in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officeooo:paragraph-rsid="0011ce23"/>
    </style:style>
    <style:style style:name="P13" style:family="paragraph" style:parent-style-name="Text_20_body" style:list-style-name="L12">
      <style:paragraph-properties fo:margin-left="0.25in" fo:margin-right="0in" style:line-height-at-least="0.2083in" fo:text-indent="0in" style:auto-text-indent="false" fo:padding="0in" fo:border="none"/>
      <style:text-properties officeooo:paragraph-rsid="0011ce23"/>
    </style:style>
    <style:style style:name="P14" style:family="paragraph" style:parent-style-name="Text_20_body" style:list-style-name="L13">
      <style:paragraph-properties fo:margin-left="0.25in" fo:margin-right="0in" style:line-height-at-least="0.2083in" fo:text-indent="0in" style:auto-text-indent="false" fo:padding="0in" fo:border="none"/>
      <style:text-properties officeooo:paragraph-rsid="0011ce23"/>
    </style:style>
    <style:style style:name="P15" style:family="paragraph" style:parent-style-name="Text_20_body" style:list-style-name="L14">
      <style:paragraph-properties fo:margin-left="0.25in" fo:margin-right="0in" style:line-height-at-least="0.2083in" fo:text-indent="0in" style:auto-text-indent="false" fo:padding="0in" fo:border="none"/>
      <style:text-properties officeooo:paragraph-rsid="0011ce23"/>
    </style:style>
    <style:style style:name="P16" style:family="paragraph" style:parent-style-name="Text_20_body" style:list-style-name="L15">
      <style:paragraph-properties fo:margin-left="0.25in" fo:margin-right="0in" style:line-height-at-least="0.2083in" fo:text-indent="0in" style:auto-text-indent="false" fo:padding="0in" fo:border="none"/>
    </style:style>
    <style:style style:name="P17" style:family="paragraph" style:parent-style-name="Text_20_body" style:list-style-name="L16">
      <style:paragraph-properties fo:margin-left="0.25in" fo:margin-right="0in" style:line-height-at-least="0.2083in" fo:text-indent="0in" style:auto-text-indent="false" fo:padding="0in" fo:border="none"/>
    </style:style>
    <style:style style:name="P18" style:family="paragraph" style:parent-style-name="Text_20_body" style:list-style-name="L17">
      <style:paragraph-properties fo:margin-left="0.25in" fo:margin-right="0in" style:line-height-at-least="0.2083in" fo:text-indent="0in" style:auto-text-indent="false" fo:padding="0in" fo:border="none"/>
    </style:style>
    <style:style style:name="P19" style:family="paragraph" style:parent-style-name="Text_20_body" style:list-style-name="L18">
      <style:paragraph-properties fo:margin-left="0.25in" fo:margin-right="0in" style:line-height-at-least="0.2083in" fo:text-indent="0in" style:auto-text-indent="false" fo:padding="0in" fo:border="none"/>
    </style:style>
    <style:style style:name="P20" style:family="paragraph" style:parent-style-name="Text_20_body">
      <style:paragraph-properties fo:margin-left="0in" fo:margin-right="0in" style:line-height-at-least="0.1665in" fo:text-indent="0in" style:auto-text-indent="false" fo:padding="0in" fo:border="none"/>
    </style:style>
    <style:style style:name="P21" style:family="paragraph" style:parent-style-name="Text_20_body" style:list-style-name="L6">
      <style:paragraph-properties fo:margin-left="0.25in" fo:margin-right="0in" style:line-height-at-least="0.1665in" fo:text-indent="0in" style:auto-text-indent="false" fo:padding="0in" fo:border="none"/>
    </style:style>
    <style:style style:name="P22" style:family="paragraph" style:parent-style-name="Text_20_body" style:list-style-name="L7">
      <style:paragraph-properties fo:margin-left="0.25in" fo:margin-right="0in" style:line-height-at-least="0.1665in" fo:text-indent="0in" style:auto-text-indent="false" fo:padding="0in" fo:border="none"/>
    </style:style>
    <style:style style:name="P23" style:family="paragraph" style:parent-style-name="Text_20_body" style:list-style-name="L8">
      <style:paragraph-properties fo:margin-left="0.25in" fo:margin-right="0in" style:line-height-at-least="0.1665in" fo:text-indent="0in" style:auto-text-indent="false" fo:padding="0in" fo:border="none"/>
    </style:style>
    <style:style style:name="P24" style:family="paragraph" style:parent-style-name="Text_20_body" style:list-style-name="L9">
      <style:paragraph-properties fo:margin-left="0.25in" fo:margin-right="0in" style:line-height-at-least="0.1665in" fo:text-indent="0in" style:auto-text-indent="false" fo:padding="0in" fo:border="none"/>
    </style:style>
    <style:style style:name="P25" style:family="paragraph" style:parent-style-name="Text_20_body" style:list-style-name="L10">
      <style:paragraph-properties fo:margin-left="0.25in" fo:margin-right="0in" style:line-height-at-least="0.1665in" fo:text-indent="0in" style:auto-text-indent="false" fo:padding="0in" fo:border="none"/>
    </style:style>
    <style:style style:name="P26" style:family="paragraph" style:parent-style-name="Text_20_body" style:list-style-name="L11">
      <style:paragraph-properties fo:margin-left="0.25in" fo:margin-right="0in" style:line-height-at-least="0.1665in" fo:text-indent="0in" style:auto-text-indent="false" fo:padding="0in" fo:border="none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paragraph-rsid="0011ce23"/>
    </style:style>
    <style:style style:name="P28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officeooo:rsid="0011ce23" officeooo:paragraph-rsid="0011ce23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1ce23" fo:background-color="transparent" loext:char-shading-value="0"/>
    </style:style>
    <style:style style:name="T3" style:family="text">
      <style:text-properties officeooo:rsid="0011ce23"/>
    </style:style>
    <style:style style:name="T4" style:family="text">
      <style:text-properties fo:background-color="#00ff00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S 2021</text:h>
      <text:p text:style-name="P12"><text:bookmark text:name="WACViewPanel_ClipboardElement"/>Ablaufplan “Einführung in das wissenschaftliche Arbeiten” SS 2021  </text:p>
      <text:p text:style-name="P12"> </text:p>
      <text:section text:style-name="Sect1" text:name="{8847b85c-20eb-4033-8ec0-f0621065ddc9}{149}">
        <text:p text:style-name="P27"/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Wann?  </text:p>
          </table:table-cell>
          <table:table-cell table:style-name="Table2.A1" office:value-type="string">
            <text:p text:style-name="P4">Was?  </text:p>
          </table:table-cell>
          <table:table-cell table:style-name="Table2.A1" office:value-type="string">
            <text:p text:style-name="P4">Erledigt?  </text:p>
          </table:table-cell>
        </table:table-row>
        <table:table-row>
          <table:table-cell table:style-name="Table2.A2" office:value-type="string">
            <text:p text:style-name="P4">15.03. - 17.04. </text:p>
          </table:table-cell>
          <table:table-cell table:style-name="Table2.A2" office:value-type="string">
            <text:p text:style-name="P4">Anmeldung </text:p>
          </table:table-cell>
          <table:table-cell table:style-name="Table2.A2" office:value-type="string">
            <text:p text:style-name="P4"> </text:p>
            <text:p text:style-name="P4"> </text:p>
          </table:table-cell>
        </table:table-row>
        <table:table-row>
          <table:table-cell table:style-name="Table2.A1" office:value-type="string">
            <text:p text:style-name="P4">18.04. - 01.05.  </text:p>
          </table:table-cell>
          <table:table-cell table:style-name="Table2.A1" office:value-type="string">
            <text:p text:style-name="P4">Kursumgebung erkunden, Prä-Quiz  </text:p>
          </table:table-cell>
          <table:table-cell table:style-name="Table2.A1" office:value-type="string">
            <text:p text:style-name="P4"> </text:p>
            <text:p text:style-name="P4"> </text:p>
          </table:table-cell>
        </table:table-row>
        <table:table-row>
          <table:table-cell table:style-name="Table2.A2" office:value-type="string">
            <text:p text:style-name="P4">27.04. - 08.05.  </text:p>
          </table:table-cell>
          <table:table-cell table:style-name="Table2.A2" office:value-type="string">
            <text:p text:style-name="P4">Kennenlernphase </text:p>
          </table:table-cell>
          <table:table-cell table:style-name="Table2.A2" office:value-type="string">
            <text:p text:style-name="P4"> </text:p>
            <text:p text:style-name="P4"> </text:p>
          </table:table-cell>
        </table:table-row>
        <table:table-row>
          <table:table-cell table:style-name="Table2.A1" office:value-type="string">
            <text:p text:style-name="P4">09.05. - 29.05.  </text:p>
          </table:table-cell>
          <table:table-cell table:style-name="Table2.A1" office:value-type="string">
            <text:p text:style-name="P4">Gruppenarbeitsphase Theorie </text:p>
            <text:p text:style-name="P4">Gruppenarbeitsphase Methode  </text:p>
          </table:table-cell>
          <table:table-cell table:style-name="Table2.A1" office:value-type="string">
            <text:p text:style-name="P4"> </text:p>
          </table:table-cell>
        </table:table-row>
        <table:table-row>
          <table:table-cell table:style-name="Table2.A2" office:value-type="string">
            <text:p text:style-name="P4">30.05. - 19.06.  </text:p>
          </table:table-cell>
          <table:table-cell table:style-name="Table2.A2" office:value-type="string">
            <text:p text:style-name="P4">Gruppenarbeitsphase Ergebnisse </text:p>
            <text:p text:style-name="P4">Gruppenarbeitsphase Diskussion  </text:p>
          </table:table-cell>
          <table:table-cell table:style-name="Table2.A2" office:value-type="string">
            <text:p text:style-name="P4"> </text:p>
          </table:table-cell>
        </table:table-row>
        <table:table-row>
          <table:table-cell table:style-name="Table2.A1" office:value-type="string">
            <text:p text:style-name="P4">13.06. - 19.06.   </text:p>
          </table:table-cell>
          <table:table-cell table:style-name="Table2.A1" office:value-type="string">
            <text:p text:style-name="P4">Post-Quiz, Einreichung der Zusammenfassung  </text:p>
          </table:table-cell>
          <table:table-cell table:style-name="Table2.A1" office:value-type="string">
            <text:p text:style-name="P4"> </text:p>
            <text:p text:style-name="P4"> </text:p>
          </table:table-cell>
        </table:table-row>
        <table:table-row>
          <table:table-cell table:style-name="Table2.A2" office:value-type="string">
            <text:p text:style-name="P4">20.06. - 03.07.  </text:p>
          </table:table-cell>
          <table:table-cell table:style-name="Table2.A2" office:value-type="string">
            <text:p text:style-name="P4">Peer-Review  </text:p>
          </table:table-cell>
          <table:table-cell table:style-name="Table2.A2" office:value-type="string">
            <text:p text:style-name="P4"> </text:p>
            <text:p text:style-name="P4"> </text:p>
          </table:table-cell>
        </table:table-row>
      </table:table>
      <text:p text:style-name="P12">*verpflichtende Prüfungsvorleistung (siehe nächste Seite) </text:p>
      <text:p text:style-name="P12"/>
      <text:p text:style-name="P12">Prä-Quiz:  </text:p>
      <text:list text:style-name="L2">
        <text:list-item>
          <text:p text:style-name="P8">Teilnahme am Prä-Quiz in vorgegebener Zeit  </text:p>
        </text:list-item>
        <text:list-item>
          <text:p text:style-name="P8">Kein Vorwissen notwendig  </text:p>
        </text:list-item>
        <text:list-item>
          <text:p text:style-name="P8">Keine zusätzlichen Materialien notwendig  </text:p>
        </text:list-item>
      </text:list>
      <text:p text:style-name="P12">Gruppenarbeitsphase:  </text:p>
      <text:list text:style-name="L12">
        <text:list-item>
          <text:p text:style-name="P13">Erstellen einer Zusammenfassung in der Gruppe  </text:p>
        </text:list-item>
        <text:list-item>
          <text:p text:style-name="P13"><text:soft-page-break/>Teilnahme über alle 6 Wochen notwendig! </text:p>
        </text:list-item>
        <text:list-item>
          <text:p text:style-name="P13">In jedem Etherpad muss mindestens ein Beitrag erstellt werden  <text:line-break/>(also in jedem der 4 Etherpads mindestens ein Beitrag = insgesamt mindesten 4 Beiträge)  </text:p>
        </text:list-item>
        <text:list-item>
          <text:p text:style-name="P13">Die gesamte Zusammenfassung muss erst am Ende der Bearbeitungsfrist (bis zum 13.06.)  <text:line-break/>im Peer-Review hochgeladen werden  </text:p>
        </text:list-item>
        <text:list-item>
          <text:p text:style-name="P13">Jedes Gruppenmitglied muss diese Zusammenfassung hochladen </text:p>
        </text:list-item>
      </text:list>
      <text:p text:style-name="P12">Post-Quiz:  </text:p>
      <text:list text:style-name="L13">
        <text:list-item>
          <text:p text:style-name="P14">Teilnahme am Post-Quiz in vorgegebener Zeit  </text:p>
        </text:list-item>
        <text:list-item>
          <text:p text:style-name="P14">Ähnlich wie das Prä-Quiz  </text:p>
        </text:list-item>
      </text:list>
      <text:p text:style-name="P12"> </text:p>
      <text:p text:style-name="P12">Peer-Review:  </text:p>
      <text:list text:style-name="L14">
        <text:list-item>
          <text:p text:style-name="P15">Sie erhalten 3 andere Zusammenfassungen, die Sie beurteilen sollen  </text:p>
        </text:list-item>
        <text:list-item>
          <text:p text:style-name="P15">Dafür steht Ihnen ein Bewertungsbogen mit den wichtigsten Inhalten zur Verfügung  </text:p>
        </text:list-item>
        <text:list-item>
          <text:p text:style-name="P15">Zum Schluss können sie die Bewertung für Ihre eigene Zusammenfassung einsehen  </text:p>
        </text:list-item>
      </text:list>
      <text:h text:style-name="Heading_20_3" text:outline-level="3"/>
      <text:h text:style-name="Heading_20_3" text:outline-level="3"/>
      <text:h text:style-name="Heading_20_3" text:outline-level="3">WS <text:span text:style-name="T3">20</text:span>2<text:span text:style-name="T3">1</text:span>/2<text:span text:style-name="T3">2</text:span>  </text:h>
      <text:section text:style-name="Sect1" text:name="WACViewPanel_ClipboardElement">
        <text:p text:style-name="P6"> </text:p>
        <text:section text:style-name="Sect1" text:name="{068aa363-50d1-42f8-ac9d-1e172470e06a}{119}">
          <text:p text:style-name="P5"/>
        </text:section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">Bis 10.10. (So) </text:p>
            </table:table-cell>
            <table:table-cell table:style-name="Table1.A1" office:value-type="string">
              <text:p text:style-name="P2">Anmeldung zum Kurs  </text:p>
              <text:p text:style-name="P2">Fragebogen zur Gruppeneinteilung  </text:p>
            </table:table-cell>
          </table:table-row>
          <table:table-row>
            <table:table-cell table:style-name="Table1.A1" office:value-type="string">
              <text:p text:style-name="P2">Bis zum 17.10. (So) </text:p>
            </table:table-cell>
            <table:table-cell table:style-name="Table1.A1" office:value-type="string">
              <text:p text:style-name="P2">Kursumgebung erkunden,  </text:p>
              <text:p text:style-name="P2"> Fragebogen zur Gruppeneinteilung </text:p>
              <text:p text:style-name="P2">Prä-Quiz  </text:p>
            </table:table-cell>
          </table:table-row>
          <table:table-row>
            <table:table-cell table:style-name="Table1.A1" office:value-type="string">
              <text:p text:style-name="P2">18.10 – 31.10. (Mo-So) </text:p>
            </table:table-cell>
            <table:table-cell table:style-name="Table1.A1" office:value-type="string">
              <text:p text:style-name="P2">Kennenlernphase  </text:p>
            </table:table-cell>
          </table:table-row>
          <table:table-row>
            <table:table-cell table:style-name="Table1.A1" office:value-type="string">
              <text:p text:style-name="P2"><text:span text:style-name="T4">28.10. – 01.11 (Do-Mo)</text:span> </text:p>
            </table:table-cell>
            <table:table-cell table:style-name="Table1.A1" office:value-type="string">
              <text:p text:style-name="P2"><text:span text:style-name="T4">Eingangsbefragung</text:span>  </text:p>
            </table:table-cell>
          </table:table-row>
          <table:table-row>
            <table:table-cell table:style-name="Table1.A1" office:value-type="string">
              <text:p text:style-name="P2">01.11. – 21.11. (Mo-So) </text:p>
            </table:table-cell>
            <table:table-cell table:style-name="Table1.A1" office:value-type="string">
              <text:p text:style-name="P2">Gruppenarbeitsphase Theorie </text:p>
              <text:p text:style-name="P2"><text:soft-page-break/>Gruppenarbeitsphase Methoden  </text:p>
            </table:table-cell>
          </table:table-row>
          <table:table-row>
            <table:table-cell table:style-name="Table1.A1" office:value-type="string">
              <text:p text:style-name="P2"><text:span text:style-name="T4">18.11. – 22.11. (Do-Mo)</text:span>  </text:p>
            </table:table-cell>
            <table:table-cell table:style-name="Table1.A1" office:value-type="string">
              <text:p text:style-name="P2"><text:span text:style-name="T4">Zwischenbefragung</text:span>  </text:p>
            </table:table-cell>
          </table:table-row>
          <table:table-row>
            <table:table-cell table:style-name="Table1.A1" office:value-type="string">
              <text:p text:style-name="P2">22.11. – 12.12. (Mo-So)  </text:p>
            </table:table-cell>
            <table:table-cell table:style-name="Table1.A1" office:value-type="string">
              <text:p text:style-name="P2">Gruppenarbeitsphase Ergebnisse </text:p>
              <text:p text:style-name="P2">Gruppenarbeitsphase Diskussion  </text:p>
            </table:table-cell>
          </table:table-row>
          <table:table-row>
            <table:table-cell table:style-name="Table1.A1" office:value-type="string">
              <text:p text:style-name="P2">06.12.-12.12. (Mo-So)  </text:p>
            </table:table-cell>
            <table:table-cell table:style-name="Table1.A1" office:value-type="string">
              <text:p text:style-name="P2">Post Quiz,  </text:p>
              <text:p text:style-name="P2">Einreichen der Zusammenfassung  </text:p>
            </table:table-cell>
          </table:table-row>
          <table:table-row>
            <table:table-cell table:style-name="Table1.A1" office:value-type="string">
              <text:p text:style-name="P2"><text:span text:style-name="T4">09.12. – 13.12. (Do-Mo)</text:span>  </text:p>
            </table:table-cell>
            <table:table-cell table:style-name="Table1.A1" office:value-type="string">
              <text:p text:style-name="P2"><text:span text:style-name="T4">Abschlussbefragung</text:span>  </text:p>
            </table:table-cell>
          </table:table-row>
          <table:table-row>
            <table:table-cell table:style-name="Table1.A1" office:value-type="string">
              <text:p text:style-name="P2">24.12. – 02.01.  </text:p>
            </table:table-cell>
            <table:table-cell table:style-name="Table1.A1" office:value-type="string">
              <text:p text:style-name="P2">Betreuungsfreie Zeit  </text:p>
            </table:table-cell>
          </table:table-row>
          <table:table-row>
            <table:table-cell table:style-name="Table1.A1" office:value-type="string">
              <text:p text:style-name="P2">13.12. – 23.12. (Mo-Do)  </text:p>
            </table:table-cell>
            <table:table-cell table:style-name="Table1.A1" office:value-type="string">
              <text:p text:style-name="P2">Peer-Review </text:p>
            </table:table-cell>
          </table:table-row>
        </table:table>
        <text:p text:style-name="P6"/>
        <text:p text:style-name="P6"/>
        <text:p text:style-name="P6"/>
        <text:h text:style-name="Heading_20_3" text:outline-level="3">SS 2022</text:h>
        <text:p text:style-name="P6"><text:bookmark text:name="WACViewPanel_ClipboardElement Copy 4"/>Ablaufplan “Einführung in das wissenschaftliche Arbeiten” SoSe 2022  </text:p>
        <text:section text:style-name="Sect1" text:name="Section4">
          <text:p text:style-name="P6"> </text:p>
          <text:section text:style-name="Sect1" text:name="{07695398-0197-42bf-9038-ca2239ada393}{33}">
            <text:p text:style-name="P5"/>
          </text:section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>
              <table:table-cell table:style-name="Table6.A1" office:value-type="string">
                <text:p text:style-name="P3">Wann?  </text:p>
              </table:table-cell>
              <table:table-cell table:style-name="Table6.A1" office:value-type="string">
                <text:p text:style-name="P3">Was?  </text:p>
              </table:table-cell>
              <table:table-cell table:style-name="Table6.A1" office:value-type="string">
                <text:p text:style-name="P3">Erledigt?  </text:p>
              </table:table-cell>
            </table:table-row>
            <table:table-row>
              <table:table-cell table:style-name="Table6.A2" office:value-type="string">
                <text:p text:style-name="P3">15.03. - 17.04. </text:p>
              </table:table-cell>
              <table:table-cell table:style-name="Table6.A2" office:value-type="string">
                <text:p text:style-name="P3">Anmeldung </text:p>
              </table:table-cell>
              <table:table-cell table:style-name="Table6.A2" office:value-type="string">
                <text:p text:style-name="P3"> </text:p>
                <text:p text:style-name="P3"> </text:p>
              </table:table-cell>
            </table:table-row>
            <table:table-row>
              <table:table-cell table:style-name="Table6.A1" office:value-type="string">
                <text:p text:style-name="P3">18.04. - 01.05.  </text:p>
              </table:table-cell>
              <table:table-cell table:style-name="Table6.A1" office:value-type="string">
                <text:p text:style-name="P3">Kursumgebung erkunden, Prä-Quiz  </text:p>
              </table:table-cell>
              <table:table-cell table:style-name="Table6.A1" office:value-type="string">
                <text:p text:style-name="P3"> </text:p>
                <text:p text:style-name="P3"> </text:p>
              </table:table-cell>
            </table:table-row>
            <table:table-row>
              <table:table-cell table:style-name="Table6.A2" office:value-type="string">
                <text:p text:style-name="P3">27.04. - 08.05.  </text:p>
              </table:table-cell>
              <table:table-cell table:style-name="Table6.A2" office:value-type="string">
                <text:p text:style-name="P3">Kennenlernphase </text:p>
              </table:table-cell>
              <table:table-cell table:style-name="Table6.A2" office:value-type="string">
                <text:p text:style-name="P3"> </text:p>
                <text:p text:style-name="P3"> </text:p>
              </table:table-cell>
            </table:table-row>
            <table:table-row>
              <table:table-cell table:style-name="Table6.A1" office:value-type="string">
                <text:p text:style-name="P3">09.05. - 29.05.  </text:p>
              </table:table-cell>
              <table:table-cell table:style-name="Table6.A1" office:value-type="string">
                <text:p text:style-name="P3">Gruppenarbeitsphase Theorie </text:p>
                <text:p text:style-name="P3">Gruppenarbeitsphase Methode  </text:p>
              </table:table-cell>
              <table:table-cell table:style-name="Table6.A1" office:value-type="string">
                <text:p text:style-name="P3"> </text:p>
              </table:table-cell>
            </table:table-row>
            <text:soft-page-break/>
            <table:table-row>
              <table:table-cell table:style-name="Table6.A2" office:value-type="string">
                <text:p text:style-name="P3">30.05. - 19.06.  </text:p>
              </table:table-cell>
              <table:table-cell table:style-name="Table6.A2" office:value-type="string">
                <text:p text:style-name="P3">Gruppenarbeitsphase Ergebnisse </text:p>
                <text:p text:style-name="P3">Gruppenarbeitsphase Diskussion  </text:p>
              </table:table-cell>
              <table:table-cell table:style-name="Table6.A2" office:value-type="string">
                <text:p text:style-name="P3"> </text:p>
              </table:table-cell>
            </table:table-row>
            <table:table-row>
              <table:table-cell table:style-name="Table6.A1" office:value-type="string">
                <text:p text:style-name="P3">13.06. - 19.06.   </text:p>
              </table:table-cell>
              <table:table-cell table:style-name="Table6.A1" office:value-type="string">
                <text:p text:style-name="P3">Post-Quiz, Einreichung der Zusammenfassung  </text:p>
              </table:table-cell>
              <table:table-cell table:style-name="Table6.A1" office:value-type="string">
                <text:p text:style-name="P3"> </text:p>
                <text:p text:style-name="P3"> </text:p>
              </table:table-cell>
            </table:table-row>
            <table:table-row>
              <table:table-cell table:style-name="Table6.A2" office:value-type="string">
                <text:p text:style-name="P3">20.06. - 03.07.  </text:p>
              </table:table-cell>
              <table:table-cell table:style-name="Table6.A2" office:value-type="string">
                <text:p text:style-name="P3">Peer-Review  </text:p>
              </table:table-cell>
              <table:table-cell table:style-name="Table6.A2" office:value-type="string">
                <text:p text:style-name="P3"> </text:p>
                <text:p text:style-name="P3"> </text:p>
              </table:table-cell>
            </table:table-row>
          </table:table>
          <text:p text:style-name="P6">*verpflichtende Prüfungsvorleistung (siehe nächste Seite) </text:p>
          <text:p text:style-name="P6"/>
          <text:p text:style-name="P6">Prä-Quiz:  </text:p>
          <text:list text:style-name="L15">
            <text:list-item>
              <text:p text:style-name="P16">Teilnahme am Prä-Quiz in vorgegebener Zeit  </text:p>
            </text:list-item>
            <text:list-item>
              <text:p text:style-name="P16">Kein Vorwissen notwendig  </text:p>
            </text:list-item>
            <text:list-item>
              <text:p text:style-name="P16">Keine zusätzlichen Materialien notwendig  </text:p>
            </text:list-item>
          </text:list>
          <text:p text:style-name="P6">Gruppenarbeitsphase:  </text:p>
          <text:list text:style-name="L16">
            <text:list-item>
              <text:p text:style-name="P17">Erstellen einer Zusammenfassung in der Gruppe  </text:p>
            </text:list-item>
            <text:list-item>
              <text:p text:style-name="P17">Teilnahme über alle 6 Wochen notwendig! </text:p>
            </text:list-item>
            <text:list-item>
              <text:p text:style-name="P17">In jedem Etherpad muss mindestens ein Beitrag erstellt werden  <text:line-break/>(also in jedem der 4 Etherpads mindestens ein Beitrag = insgesamt mindesten 4 Beiträge)  </text:p>
            </text:list-item>
            <text:list-item>
              <text:p text:style-name="P17">Die gesamte Zusammenfassung muss erst am Ende der Bearbeitungsfrist (bis zum 13.06.)  <text:line-break/>im Peer-Review hochgeladen werden  </text:p>
            </text:list-item>
            <text:list-item>
              <text:p text:style-name="P17">Jedes Gruppenmitglied muss diese Zusammenfassung hochladen </text:p>
            </text:list-item>
          </text:list>
          <text:p text:style-name="P6">Post-Quiz:  </text:p>
          <text:list text:style-name="L17">
            <text:list-item>
              <text:p text:style-name="P18">Teilnahme am Post-Quiz in vorgegebener Zeit  </text:p>
            </text:list-item>
            <text:list-item>
              <text:p text:style-name="P18">Ähnlich wie das Prä-Quiz  </text:p>
            </text:list-item>
          </text:list>
          <text:p text:style-name="P6"> </text:p>
          <text:p text:style-name="P6">Peer-Review:  </text:p>
          <text:list text:style-name="L18">
            <text:list-item>
              <text:p text:style-name="P19">Sie erhalten 3 andere Zusammenfassungen, die Sie beurteilen sollen  </text:p>
            </text:list-item>
            <text:list-item>
              <text:p text:style-name="P19">Dafür steht Ihnen ein Bewertungsbogen mit den wichtigsten Inhalten zur Verfügung  </text:p>
            </text:list-item>
            <text:list-item>
              <text:p text:style-name="P19">Zum Schluss können sie die Bewertung für Ihre eigene Zusammenfassung einsehen  </text:p>
            </text:list-item>
          </text:list>
        </text:section>
        <text:p text:style-name="Standard"/>
        <text:p text:style-name="P6"/>
        <text:h text:style-name="Heading_20_3" text:outline-level="3"><text:soft-page-break/>WS 22/23  </text:h>
        <text:section text:style-name="Sect1" text:name="Section2">
          <text:p text:style-name="P6"> </text:p>
          <text:p text:style-name="P6"/>
          <text:section text:style-name="Sect1" text:name="{fa6e0d25-81ad-43ce-a7bd-4e20c862dd1d}{116}">
            <text:p text:style-name="P5"/>
          </text:section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table:number-columns-spanned="2" office:value-type="string">
                <text:p text:style-name="P2">Bis 09.10. (So) </text:p>
                <text:p text:style-name="P2">Anmeldung zum Kurs  </text:p>
                <text:p text:style-name="P2">Fragebogen zur Gruppeneinteilung  </text:p>
              </table:table-cell>
              <table:covered-table-cell/>
            </table:table-row>
            <table:table-row>
              <table:table-cell table:style-name="Table3.A1" office:value-type="string">
                <text:p text:style-name="P2">Bis zum 16.10. (So) </text:p>
              </table:table-cell>
              <table:table-cell table:style-name="Table3.A1" office:value-type="string">
                <text:p text:style-name="P2">Kursumgebung erkunden </text:p>
                <text:p text:style-name="P2">Fragebogen zur Gruppeneinteilung </text:p>
                <text:p text:style-name="P2">Prä-Quiz  </text:p>
              </table:table-cell>
            </table:table-row>
            <table:table-row>
              <table:table-cell table:style-name="Table3.A1" office:value-type="string">
                <text:p text:style-name="P2">17.10 – 30.10. (Mo-So) </text:p>
              </table:table-cell>
              <table:table-cell table:style-name="Table3.A1" office:value-type="string">
                <text:p text:style-name="P2">Kennenlernphase  </text:p>
              </table:table-cell>
            </table:table-row>
            <table:table-row>
              <table:table-cell table:style-name="Table3.A1" office:value-type="string">
                <text:p text:style-name="P2"><text:span text:style-name="T4">27.10. – 31.10 (Do-Mo)</text:span> </text:p>
              </table:table-cell>
              <table:table-cell table:style-name="Table3.A1" office:value-type="string">
                <text:p text:style-name="P2"><text:span text:style-name="T4">Eingangsbefragung</text:span>  </text:p>
              </table:table-cell>
            </table:table-row>
            <table:table-row>
              <table:table-cell table:style-name="Table3.A1" office:value-type="string">
                <text:p text:style-name="P2">31.10. – 20.11. (Mo-So) </text:p>
              </table:table-cell>
              <table:table-cell table:style-name="Table3.A1" office:value-type="string">
                <text:p text:style-name="P2">Gruppenarbeitsphase Theorie </text:p>
                <text:p text:style-name="P2">Gruppenarbeitsphase Methoden  </text:p>
              </table:table-cell>
            </table:table-row>
            <table:table-row>
              <table:table-cell table:style-name="Table3.A1" office:value-type="string">
                <text:p text:style-name="P2"><text:span text:style-name="T4">17.11. – 21.11. (Do-Mo)</text:span>  </text:p>
              </table:table-cell>
              <table:table-cell table:style-name="Table3.A1" office:value-type="string">
                <text:p text:style-name="P2"><text:span text:style-name="T4">Zwischenbefragung</text:span>  </text:p>
              </table:table-cell>
            </table:table-row>
            <table:table-row>
              <table:table-cell table:style-name="Table3.A1" office:value-type="string">
                <text:p text:style-name="P2">21.11. – 11.12. (Mo-So)  </text:p>
              </table:table-cell>
              <table:table-cell table:style-name="Table3.A1" office:value-type="string">
                <text:p text:style-name="P2">Gruppenarbeitsphase Ergebnisse </text:p>
                <text:p text:style-name="P2">Gruppenarbeitsphase Diskussion  </text:p>
              </table:table-cell>
            </table:table-row>
            <table:table-row>
              <table:table-cell table:style-name="Table3.A1" office:value-type="string">
                <text:p text:style-name="P2">05.12.-11.12. (Mo-So)  </text:p>
              </table:table-cell>
              <table:table-cell table:style-name="Table3.A1" office:value-type="string">
                <text:p text:style-name="P2">Post Quiz </text:p>
              </table:table-cell>
            </table:table-row>
            <table:table-row>
              <table:table-cell table:style-name="Table3.A1" office:value-type="string">
                <text:p text:style-name="P2"><text:span text:style-name="T4">08.12. – 12.12. (Do-Mo)</text:span>  </text:p>
              </table:table-cell>
              <table:table-cell table:style-name="Table3.A1" office:value-type="string">
                <text:p text:style-name="P2"><text:span text:style-name="T4">Abschlussbefragung</text:span>  </text:p>
              </table:table-cell>
            </table:table-row>
            <table:table-row>
              <table:table-cell table:style-name="Table3.A1" office:value-type="string">
                <text:p text:style-name="P2">12.12. – 22.12. (Mo-Do)  </text:p>
              </table:table-cell>
              <table:table-cell table:style-name="Table3.A1" office:value-type="string">
                <text:p text:style-name="P2">Peer-Review </text:p>
              </table:table-cell>
            </table:table-row>
          </table:table>
          <text:p text:style-name="P6"> </text:p>
          <text:p text:style-name="P6">Erstellung der Liste für das Prüfungsamt: 02.01.  </text:p>
          <text:p text:style-name="P6"> </text:p>
        </text:section>
        <text:p text:style-name="P6"/>
        <text:p text:style-name="P6"/>
        <text:h text:style-name="Heading_20_3" text:outline-level="3"><text:soft-page-break/>SS 2023</text:h>
        <text:p text:style-name="P28"><text:bookmark text:name="WACViewPanel_ClipboardElement Copy 3"/>Zeitplan SoSe 23  </text:p>
        <text:section text:style-name="Sect1" text:name="Section1">
          <text:p text:style-name="P6"> </text:p>
          <text:section text:style-name="Sect1" text:name="{4f3c5854-4c3c-4d74-8b68-7f8e5f2bdd3a}{16}">
            <text:p text:style-name="P5"/>
          </text:section>
          <table:table table:name="Table5" table:style-name="Table5">
            <table:table-column table:style-name="Table5.A"/>
            <table:table-column table:style-name="Table5.B"/>
            <table:table-row>
              <table:table-cell table:style-name="Table5.A1" office:value-type="string">
                <text:p text:style-name="P2">Bis 09.04. (So) </text:p>
              </table:table-cell>
              <table:table-cell table:style-name="Table5.A1" office:value-type="string">
                <text:p text:style-name="P2">Anmeldung zum Kurs  </text:p>
                <text:p text:style-name="P2">Fragebogen zur Gruppeneinteilung </text:p>
              </table:table-cell>
            </table:table-row>
            <table:table-row>
              <table:table-cell table:style-name="Table5.A1" office:value-type="string">
                <text:p text:style-name="P2">10.04. - 16.04. (Mo-So) </text:p>
              </table:table-cell>
              <table:table-cell table:style-name="Table5.A1" office:value-type="string">
                <text:p text:style-name="P2">Kursumgebung erkunden </text:p>
                <text:p text:style-name="P2">Fragebogen zur Gruppeneinteilung  </text:p>
                <text:p text:style-name="P2">Prä-Quiz  </text:p>
              </table:table-cell>
            </table:table-row>
            <table:table-row>
              <table:table-cell table:style-name="Table5.A1" office:value-type="string">
                <text:p text:style-name="P2">17.04. – 30.04. (Mo-So) </text:p>
              </table:table-cell>
              <table:table-cell table:style-name="Table5.A1" office:value-type="string">
                <text:p text:style-name="P2">Kennenlernphase  </text:p>
              </table:table-cell>
            </table:table-row>
            <table:table-row>
              <table:table-cell table:style-name="Table5.A1" office:value-type="string">
                <text:p text:style-name="P2">27.04. - 01.05. (Do-Mo) </text:p>
              </table:table-cell>
              <table:table-cell table:style-name="Table5.A1" office:value-type="string">
                <text:p text:style-name="P2"><text:span text:style-name="T4">Eingangsbefragung</text:span> </text:p>
              </table:table-cell>
            </table:table-row>
            <table:table-row>
              <table:table-cell table:style-name="Table5.A1" office:value-type="string">
                <text:p text:style-name="P2">01.05. – 21.05. (Mo-So) </text:p>
              </table:table-cell>
              <table:table-cell table:style-name="Table5.A1" office:value-type="string">
                <text:p text:style-name="P2">Gruppenarbeitsphase Theorie </text:p>
                <text:p text:style-name="P2">Gruppenarbeitsphase Methoden  </text:p>
              </table:table-cell>
            </table:table-row>
            <table:table-row>
              <table:table-cell table:style-name="Table5.A1" office:value-type="string">
                <text:p text:style-name="P2">18.05. - 22.05. (Do-Mo) </text:p>
              </table:table-cell>
              <table:table-cell table:style-name="Table5.A1" office:value-type="string">
                <text:p text:style-name="P2"><text:span text:style-name="T4">Zwischenbefragung</text:span> </text:p>
              </table:table-cell>
            </table:table-row>
            <table:table-row>
              <table:table-cell table:style-name="Table5.A1" office:value-type="string">
                <text:p text:style-name="P2">22.05. – 11.06. (Mo-So)  </text:p>
              </table:table-cell>
              <table:table-cell table:style-name="Table5.A1" office:value-type="string">
                <text:p text:style-name="P2">Gruppenarbeitsphase Ergebnisse </text:p>
                <text:p text:style-name="P2">Gruppenarbeitsphase Diskussion  </text:p>
              </table:table-cell>
            </table:table-row>
            <table:table-row>
              <table:table-cell table:style-name="Table5.A1" office:value-type="string">
                <text:p text:style-name="P2">05.06.-11.06. (Mo-So)  </text:p>
              </table:table-cell>
              <table:table-cell table:style-name="Table5.A1" office:value-type="string">
                <text:p text:style-name="P2">Post Quiz </text:p>
              </table:table-cell>
            </table:table-row>
            <table:table-row>
              <table:table-cell table:style-name="Table5.A1" office:value-type="string">
                <text:p text:style-name="P2">08.06. - 12.06. (Do-Mo) </text:p>
              </table:table-cell>
              <table:table-cell table:style-name="Table5.A1" office:value-type="string">
                <text:p text:style-name="P2"><text:span text:style-name="T4">Abschlussbefragung</text:span> </text:p>
              </table:table-cell>
            </table:table-row>
            <table:table-row>
              <table:table-cell table:style-name="Table5.A1" office:value-type="string">
                <text:p text:style-name="P2">12.06. – 25.06. (Mo-So)  </text:p>
              </table:table-cell>
              <table:table-cell table:style-name="Table5.A1" office:value-type="string">
                <text:p text:style-name="P2">Peer-Review </text:p>
              </table:table-cell>
            </table:table-row>
          </table:table>
          <text:p text:style-name="P6"> </text:p>
          <text:p text:style-name="P6"> </text:p>
        </text:section>
        <text:p text:style-name="P28"/>
        <text:p text:style-name="P6"/>
        <text:h text:style-name="Heading_20_3" text:outline-level="3"><text:bookmark text:name="WACViewPanel_ClipboardElement Copy 2"/>WS<text:span text:style-name="T3">20</text:span>23/24  </text:h>
        <text:section text:style-name="Sect1" text:name="Section3">
          <text:p text:style-name="P6"> </text:p>
          <text:section text:style-name="Sect1" text:name="{8901ad47-bb93-48d1-8bc5-0df51b28985d}{33}">
            <text:p text:style-name="P5"/>
          </text:section>
          <table:table table:name="Table4" table:style-name="Table4">
            <table:table-column table:style-name="Table4.A"/>
            <table:table-column table:style-name="Table4.B"/>
            <table:table-column table:style-name="Table4.C"/>
            <text:soft-page-break/>
            <table:table-row>
              <table:table-cell table:style-name="Table4.A1" office:value-type="string">
                <text:p text:style-name="P2">Wann? </text:p>
              </table:table-cell>
              <table:table-cell table:style-name="Table4.A1" office:value-type="string">
                <text:p text:style-name="P2">Was? </text:p>
              </table:table-cell>
              <table:table-cell table:style-name="Table4.A1" office:value-type="string">
                <text:p text:style-name="P2">Erledigt? </text:p>
              </table:table-cell>
            </table:table-row>
            <table:table-row>
              <table:table-cell table:style-name="Table4.A1" office:value-type="string">
                <text:p text:style-name="P2">Bis 08.10. (So) </text:p>
              </table:table-cell>
              <table:table-cell table:style-name="Table4.A1" office:value-type="string">
                <text:p text:style-name="P2">Anmeldung zum Kurs  </text:p>
                <text:p text:style-name="P2">Fragebogen zur Gruppeneinteilung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09.10. - 15.10. (Mo-So) </text:p>
              </table:table-cell>
              <table:table-cell table:style-name="Table4.A1" office:value-type="string">
                <text:p text:style-name="P2">Kursumgebung erkunden </text:p>
                <text:p text:style-name="P2">Fragebogen zur Gruppeneinteilung  </text:p>
                <text:p text:style-name="P2">Prä-Quiz 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16.10. – 29.10. (Mo-So) </text:p>
              </table:table-cell>
              <table:table-cell table:style-name="Table4.A1" office:value-type="string">
                <text:p text:style-name="P2">Kennenlernphase 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26.10. - 30.10. (Do-Mo) </text:p>
              </table:table-cell>
              <table:table-cell table:style-name="Table4.A1" office:value-type="string">
                <text:p text:style-name="P2"><text:span text:style-name="T4">Eingangsbefragung</text:span>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30.10. – 19.11. (Mo-So) </text:p>
              </table:table-cell>
              <table:table-cell table:style-name="Table4.A1" office:value-type="string">
                <text:p text:style-name="P2">Gruppenarbeitsphase Theorie </text:p>
                <text:p text:style-name="P2">Gruppenarbeitsphase Methoden 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16.11. - 20.11. (Do-Mo) </text:p>
              </table:table-cell>
              <table:table-cell table:style-name="Table4.A1" office:value-type="string">
                <text:p text:style-name="P2"><text:span text:style-name="T4">Zwischenbefragung</text:span>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20.11. – 10.12. (Mo-So)  </text:p>
              </table:table-cell>
              <table:table-cell table:style-name="Table4.A1" office:value-type="string">
                <text:p text:style-name="P2">Gruppenarbeitsphase Ergebnisse </text:p>
                <text:p text:style-name="P2">Gruppenarbeitsphase Diskussion 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04.12.-10.12. (Mo-So)  </text:p>
              </table:table-cell>
              <table:table-cell table:style-name="Table4.A1" office:value-type="string">
                <text:p text:style-name="P2">Post Quiz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07.12. - 11.12. (Do-Mo) </text:p>
              </table:table-cell>
              <table:table-cell table:style-name="Table4.A1" office:value-type="string">
                <text:p text:style-name="P2"><text:span text:style-name="T4">Abschlussbefragung</text:span> </text:p>
              </table:table-cell>
              <table:table-cell table:style-name="Table4.A1" office:value-type="string">
                <text:p text:style-name="P2"> </text:p>
              </table:table-cell>
            </table:table-row>
            <table:table-row>
              <table:table-cell table:style-name="Table4.A1" office:value-type="string">
                <text:p text:style-name="P2">11.12. – 17.12. (Mo-So)  </text:p>
              </table:table-cell>
              <table:table-cell table:style-name="Table4.A1" office:value-type="string">
                <text:p text:style-name="P2">Peer-Review </text:p>
              </table:table-cell>
              <table:table-cell table:style-name="Table4.A1" office:value-type="string">
                <text:p text:style-name="P2"> </text:p>
              </table:table-cell>
            </table:table-row>
          </table:table>
          <text:p text:style-name="P6">* rot markiert = Teil der Prüfungsvorleistung (PVL)  </text:p>
          <text:p text:style-name="P6"> </text:p>
          <text:p text:style-name="P6"> </text:p>
          <text:p text:style-name="P20">Fragebogen zur Gruppeneinteilung: </text:p>
          <text:list text:style-name="L6">
            <text:list-item>
              <text:p text:style-name="P21">Kurze Befragung, die uns bei der Zuteilung der Gruppen hilft </text:p>
            </text:list-item>
          </text:list>
          <text:p text:style-name="P20">Prä-Quiz: </text:p>
          <text:list text:style-name="L7">
            <text:list-item>
              <text:p text:style-name="P22">Teilnahme am Prä-Quiz in vorgegebener Zeit </text:p>
            </text:list-item>
            <text:list-item>
              <text:p text:style-name="P22">Kein Vorwissen notwendig </text:p>
            </text:list-item>
            <text:list-item>
              <text:p text:style-name="P22">Keine zusätzlichen Materialien notwendig </text:p>
            </text:list-item>
          </text:list>
          <text:p text:style-name="P20">Kennenlernphase: </text:p>
          <text:list text:style-name="L8">
            <text:list-item>
              <text:p text:style-name="P23">Einteilung in Gruppen zu je 8 Personen durch die Kursleitung </text:p>
            </text:list-item>
            <text:list-item>
              <text:p text:style-name="P23"><text:soft-page-break/>Kennenlernen der anderen Gruppenmitglieder </text:p>
            </text:list-item>
          </text:list>
          <text:p text:style-name="P20">Gruppenarbeitsphase: </text:p>
          <text:list text:style-name="L9">
            <text:list-item>
              <text:p text:style-name="P24">Erstellen einer Zusammenfassung in der Gruppe </text:p>
            </text:list-item>
            <text:list-item>
              <text:p text:style-name="P24">Teilnahme über alle 6 Wochen notwendig! </text:p>
            </text:list-item>
            <text:list-item>
              <text:p text:style-name="P24">In jedem Etherpad muss mindestens ein Beitrag erstellt werden (also in jedem der 4 <text:line-break/>Etherpads mindestens ein Beitrag = insgesamt mindesten 4 Beiträge </text:p>
            </text:list-item>
          </text:list>
          <text:p text:style-name="P20">Post-Quiz: </text:p>
          <text:list text:style-name="L10">
            <text:list-item>
              <text:p text:style-name="P25">Teilnahme am Post-Quiz in vorgegebener Zeit </text:p>
            </text:list-item>
            <text:list-item>
              <text:p text:style-name="P25">Ähnlich wie das Prä-Quiz </text:p>
            </text:list-item>
          </text:list>
          <text:p text:style-name="P20">Peer-Review: </text:p>
          <text:list text:style-name="L11">
            <text:list-item>
              <text:p text:style-name="P26">Sie gehen in die Etherpads des Theorie-, Methoden-, Ergebnis- und Diskussionsteils. Dort finden Sie nun die Zusammenfassung einer anderen Gruppe </text:p>
            </text:list-item>
            <text:list-item>
              <text:p text:style-name="P26">Zur Bewertung steht Ihnen ein Bewertungsbogen mit den wichtigsten Inhalten zur <text:line-break/>Verfügung </text:p>
            </text:list-item>
            <text:list-item>
              <text:p text:style-name="P26">Sie bewerten die Zusammenfassungen der anderen Gruppe </text:p>
            </text:list-item>
            <text:list-item>
              <text:p text:style-name="P26">Zum Schluss können sie die Bewertung für Ihre eigene Zusammenfassung einsehen </text:p>
            </text:list-item>
          </text:list>
          <text:p text:style-name="P20"> </text:p>
        </text:section>
        <text:p text:style-name="P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9:47:30.792037973</meta:creation-date>
    <dc:date>2024-02-14T12:59:40.814223719</dc:date>
    <meta:editing-duration>P1DT3H12M10S</meta:editing-duration>
    <meta:editing-cycles>1</meta:editing-cycles>
    <meta:generator>LibreOffice/7.6.4.1$MacOSX_AARCH64 LibreOffice_project/e19e193f88cd6c0525a17fb7a176ed8e6a3e2aa1</meta:generator>
    <meta:document-statistic meta:table-count="6" meta:image-count="0" meta:object-count="0" meta:page-count="8" meta:paragraph-count="261" meta:word-count="794" meta:character-count="6474" meta:non-whitespace-character-count="5522"/>
  </office:meta>
</office:document-meta>
</file>